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OpenSymbol" svg:font-family="OpenSymbol"/>
    <style:font-face style:name="Source Code Pro" svg:font-family="'Source Code Pro', SFMono-Regular, Menlo, Monaco, Consolas, 'Liberation Mono'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/>
      <style:text-properties fo:font-variant="normal" fo:text-transform="none" style:font-name="Calibri" fo:font-size="11pt" fo:language="ru" fo:country="RU" fo:font-style="normal" fo:font-weight="normal"/>
    </style:style>
    <style:style style:name="P3" style:family="paragraph" style:parent-style-name="Text_20_body">
      <style:paragraph-properties fo:margin-left="0.4925in" fo:margin-right="0in" fo:margin-top="0in" fo:margin-bottom="0in" fo:text-indent="0in" style:auto-text-indent="false"/>
      <style:text-properties fo:font-variant="normal" fo:text-transform="none" style:font-name="Calibri" fo:font-size="11pt" fo:language="ru" fo:country="RU" fo:font-style="normal" fo:font-weight="normal"/>
    </style:style>
    <style:style style:name="P4" style:family="paragraph" style:parent-style-name="Text_20_body">
      <style:paragraph-properties fo:margin-left="0.4925in" fo:margin-right="0in" fo:margin-top="0in" fo:margin-bottom="0in" fo:text-indent="0in" style:auto-text-indent="false"/>
      <style:text-properties fo:font-variant="normal" fo:text-transform="none" fo:color="#808080" style:font-name="Calibri" fo:font-size="11pt" fo:language="ru" fo:country="RU" fo:font-style="normal" fo:font-weight="normal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ext_20_body" style:list-style-name="L1">
      <style:paragraph-properties fo:margin-top="0in" fo:margin-bottom="0in"/>
      <style:text-properties fo:font-variant="normal" fo:text-transform="none" style:font-name="Calibri" fo:font-size="11pt" fo:font-style="normal" fo:font-weight="normal"/>
    </style:style>
    <style:style style:name="P9" style:family="paragraph" style:parent-style-name="Text_20_body">
      <style:paragraph-properties fo:margin-top="0in" fo:margin-bottom="0in"/>
      <style:text-properties fo:font-variant="normal" fo:text-transform="none" style:font-name="Calibri" fo:font-size="11pt" fo:language="ru" fo:country="RU" fo:font-style="normal" fo:font-weight="normal"/>
    </style:style>
    <style:style style:name="P10" style:family="paragraph" style:parent-style-name="Text_20_body" style:list-style-name="L1">
      <style:paragraph-properties fo:margin-top="0in" fo:margin-bottom="0in"/>
      <style:text-properties fo:font-variant="normal" fo:text-transform="none" style:font-name="Calibri" fo:font-size="11pt" fo:language="ru" fo:country="RU" fo:font-style="normal" fo:font-weight="normal"/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>
      <style:paragraph-properties fo:margin-left="0.4925in" fo:margin-right="0in" fo:margin-top="0in" fo:margin-bottom="0in" fo:text-indent="0in" style:auto-text-indent="false"/>
      <style:text-properties fo:font-variant="normal" fo:text-transform="none" style:font-name="Calibri" fo:font-size="11pt" fo:language="ru" fo:country="RU" fo:font-style="normal" fo:font-weight="normal"/>
    </style:style>
    <style:style style:name="P13" style:family="paragraph" style:parent-style-name="Text_20_body">
      <style:paragraph-properties fo:margin-left="0.4925in" fo:margin-right="0in" fo:margin-top="0in" fo:margin-bottom="0in" fo:text-indent="0in" style:auto-text-indent="false"/>
      <style:text-properties fo:font-variant="normal" fo:text-transform="none" fo:color="#999999" style:font-name="Calibri" fo:font-size="11pt" fo:language="ru" fo:country="RU" fo:font-style="normal" fo:font-weight="normal"/>
    </style:style>
    <style:style style:name="P14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999999" style:font-name="Calibri" fo:font-size="11pt" fo:language="ru" fo:country="RU" fo:font-style="normal" fo:font-weight="normal"/>
    </style:style>
    <style:style style:name="T1" style:family="text">
      <style:text-properties fo:background-color="#ffffff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style:font-name="Calibri" fo:font-size="11pt" fo:language="ru" fo:country="RU" fo:font-style="normal" fo:font-weight="normal"/>
    </style:style>
    <style:style style:name="T5" style:family="text">
      <style:text-properties fo:font-variant="normal" fo:text-transform="none" style:font-name="Calibri" fo:font-size="11pt" fo:language="en" fo:country="US" fo:font-style="normal" fo:font-weight="normal"/>
    </style:style>
    <style:style style:name="T6" style:family="text">
      <style:text-properties fo:font-variant="normal" fo:text-transform="none" style:font-name="Calibri" fo:font-size="11pt" fo:font-style="normal" fo:font-weight="normal"/>
    </style:style>
    <style:style style:name="T7" style:family="text">
      <style:text-properties fo:font-variant="normal" fo:text-transform="none" fo:color="#222222" style:font-name="Source Code Pro" fo:font-size="9pt" fo:letter-spacing="normal" fo:font-style="normal" fo:font-weight="normal"/>
    </style:style>
    <style:style style:name="T8" style:family="text">
      <style:text-properties fo:color="#800000"/>
    </style:style>
    <style:style style:name="T9" style:family="text">
      <style:text-properties fo:color="#999999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Задание</text:h>
      <text:p text:style-name="P3"><text:span text:style-name="T1">Написать</text:span><text:span text:style-name="T1"> </text:span><text:span text:style-name="T1">проверку создания таблиц на языке Python с использованием любых вспомогательных библиотек.</text:span></text:p>
      <text:p text:style-name="P3">В качестве СУБД можно выбрать любую доступную СУБД (Postgres, SQLite, MySQL и тп).</text:p>
      <text:p text:style-name="P3">Таблицы достаточно создавать по схеме CREATE TABLE &lt;tablename&gt; (&lt;columname1&gt; &lt;columtype1&gt;, .. , &lt;columnameN&gt; &lt;columtypeN&gt;).</text:p>
      <text:p text:style-name="P3">Дополнительные атрибуты (NULL, NOT NULL, PRIMARY KEY, FOREIGN KEY) необходимо опустить.</text:p>
      <text:p text:style-name="P3"> </text:p>
      <text:p text:style-name="P3">Цель:</text:p>
      <text:p text:style-name="P3">Проверить всевозможные классов запросов, которые будут использовать прикладные разработчики.</text:p>
      <text:p text:style-name="P3">Необходимо представить, что тестируемый механизм создания таблиц будет использоваться на ядерной станции и сбои недопустимы.</text:p>
      <text:p text:style-name="P3"> </text:p>
      <text:p text:style-name="P3">Ожидаемый результат:</text:p>
      <text:p text:style-name="P3">1/ Описание порядка проверки создания таблиц, результат представить в текстовом файле.</text:p>
      <text:p text:style-name="P3">2/ Автоматизация порядка проверки, результат предоставить в виде файла на языке Python.</text:p>
      <text:p text:style-name="P3"/>
      <text:h text:style-name="P6" text:outline-level="2">Условия</text:h>
      <text:list xml:id="list8970318400304396392" text:style-name="L1">
        <text:list-item text:start-value="1">
          <text:p text:style-name="P8"><text:span text:style-name="T2">Тестирование проводится на БД </text:span><text:span text:style-name="T3">Postgressql</text:span> </text:p>
        </text:list-item>
        <text:list-item>
          <text:p text:style-name="P11"><text:span text:style-name="T4">Имена полей и таблиц генерируются в соответсвии с </text:span><text:span text:style-name="T5">naming convention</text:span><text:span text:style-name="T6"> </text:span><text:a xlink:type="simple" xlink:href="https://www.geeksforgeeks.org/postgresql-naming-conventions/" text:style-name="Internet_20_link" text:visited-style-name="Visited_20_Internet_20_Link"><text:span text:style-name="T4">https://www.geeksforgeeks.org/postgresql-naming-conventions/</text:span></text:a><text:span text:style-name="T6"> </text:span></text:p>
        </text:list-item>
        <text:list-item>
          <text:p text:style-name="P11"><text:span text:style-name="T4">Типы полей взяты из </text:span><text:a xlink:type="simple" xlink:href="https://www.tutorialspoint.com/postgresql/postgresql_data_types.htm" text:style-name="Internet_20_link" text:visited-style-name="Visited_20_Internet_20_Link"><text:span text:style-name="T5">https://www.tutorialspoint.com/postgresql/postgresql_data_types.htm</text:span></text:a><text:span text:style-name="T6"> </text:span></text:p>
        </text:list-item>
        <text:list-item>
          <text:p text:style-name="P11"><text:span text:style-name="T4">Синтаксис команды </text:span><text:a xlink:type="simple" xlink:href="https://www.postgresql.org/docs/current/sql-createtable.html" text:style-name="Internet_20_link" text:visited-style-name="Visited_20_Internet_20_Link"><text:span text:style-name="T5">https://www.postgresql.org/docs/current/sql-createtable.html</text:span></text:a><text:span text:style-name="T6"> </text:span></text:p>
        </text:list-item>
        <text:list-item>
          <text:p text:style-name="P11"><text:span text:style-name="T4">Мах количество полей в таблице 1600  </text:span><text:a xlink:type="simple" xlink:href="https://www.postgresql.org/docs/current/limits.html" text:style-name="Internet_20_link" text:visited-style-name="Visited_20_Internet_20_Link">https://www.postgresql.org/docs/current/limits.html</text:a><text:span text:style-name="T6"> </text:span></text:p>
        </text:list-item>
        <text:list-item>
          <text:p text:style-name="P10">Таблицы создаются в текущей схеме с текущей кодировкой по умолчанию</text:p>
        </text:list-item>
        <text:list-item>
          <text:p text:style-name="P10">Все параметры запроса, не указанные в задании не проверяются</text:p>
        </text:list-item>
        <text:list-item>
          <text:p text:style-name="P11"><text:span text:style-name="T4">Таблица считается успешно созданной, при ответном сообщении сервера </text:span><text:span text:style-name="T7">Query returned successfully</text:span><text:span text:style-name="T6"> . </text:span><text:span text:style-name="T4">При возврате </text:span><text:span text:style-name="T5">ERROR </text:span><text:span text:style-name="T4">таблица считается не созданной. Более подробный анализ кодов ошибок </text:span><text:span text:style-name="T5">to be done</text:span></text:p>
        </text:list-item>
        <text:list-item>
          <text:p text:style-name="P10">. Зарезерврованные слова, которые нельзя тспользовать как имена полей и таблиц https://www.drupal.org/docs/develop/coding-standards/list-of-sql-reserved-words </text:p>
        </text:list-item>
      </text:list>
      <text:p text:style-name="P2"/>
      <text:h text:style-name="Heading_20_2" text:outline-level="2">Замечания </text:h>
      <text:p text:style-name="P3">Стандартная проверка правильного создания таблицы — отсутствие ошибки pyodbc и успешное выполнение команды select. </text:p>
      <text:p text:style-name="P3">При проверке разных типов полей выполняется только вышеуказанная проверка, созданный тип поля не проверяется (to be done) </text:p>
      <text:p text:style-name="P3">Для отмеченных to be done проверок тесткейсы не реализованы </text:p>
      <text:h text:style-name="Heading_20_2" text:outline-level="2"><text:line-break/></text:h>
      <text:h text:style-name="P7" text:outline-level="2">Тест <text:span text:style-name="T2">план</text:span></text:h>
      <text:p text:style-name="Text_20_body"><text:span text:style-name="T2"/></text:p>
      <text:p text:style-name="P1"><text:s/>(<text:span text:style-name="T4">+ тест позитивный, - тест негативный)</text:span></text:p>
      <text:p text:style-name="P2"/>
      <text:p text:style-name="P2">1. Проверка синтаксиса create: </text:p>
      <text:p text:style-name="P3">+Простой запрос (like smoke) </text:p>
      <text:p text:style-name="P3">-Пропустить table </text:p>
      <text:p text:style-name="P3">-Пропустить скобку, квадратную скобку, фигурную скобку </text:p>
      <text:p text:style-name="P2"/>
      <text:p text:style-name="P2">2 Проверка имени таблицы по nameconvention</text:p>
      <text:p text:style-name="P3">+ Максимальная длина 64, мин длина 1</text:p>
      <text:p text:style-name="P3">- Больше максимальной длины, длина 0</text:p>
      <text:p text:style-name="P3">- Число в начале имени</text:p>
      <text:p text:style-name="P3">+ Число в середине имени</text:p>
      <text:p text:style-name="P3">- Спец символы </text:p>
      <text:p text:style-name="P2"><text:tab/><text:span text:style-name="T9">+ Символы другой кодировки /to be done </text:span></text:p>
      <text:p text:style-name="P3">+ Символы другой кодировки</text:p>
      <text:p text:style-name="P3">+ Все запрещенные символы при использовании ""</text:p>
      <text:p text:style-name="P2"/>
      <text:p text:style-name="P2">3. Проверка полей </text:p>
      <text:p text:style-name="P3">Проверка имен полей по nameconvention (см. П1)</text:p>
      <text:p text:style-name="P3">+ Количество полей: от 0 до макс. знач. 1600</text:p>
      <text:p text:style-name="P3">- Количество полей &gt;1600</text:p>
      <text:p text:style-name="P3">+Типы полей: все возможные типы по списку</text:p>
      <text:p text:style-name="P3">- Несуществующий тип</text:p>
      <text:p text:style-name="P13">Проверка полей с переменной длиной - текстовые, даты / to be done </text:p>
      <text:p text:style-name="P13">Проверка массивов типов полей /to be done </text:p>
      <text:p text:style-name="P13">Проверка мах размера поля 1 ГБ /to be done </text:p>
      <text:p text:style-name="P14"/>
      <text:p text:style-name="P14">4. Проверка создания таблиц с указанием схемы /to be don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OpenSymbol" svg:font-family="OpenSymbol"/>
    <style:font-face style:name="Source Code Pro" svg:font-family="'Source Code Pro', SFMono-Regular, Menlo, Monaco, Consolas, 'Liberation Mono'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dmila Lee</meta:initial-creator>
    <meta:creation-date>2024-01-24T02:29:49.67</meta:creation-date>
    <dc:date>2024-01-25T16:31:55.71</dc:date>
    <dc:creator>Ludmila Lee</dc:creator>
    <meta:editing-duration>PT3H5M28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2" meta:paragraph-count="53" meta:word-count="386" meta:character-count="2924"/>
  </office:meta>
</office:document-meta>
</file>